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4pt"/>
    </style:style>
    <style:style style:name="co2" style:family="table-column">
      <style:table-column-properties fo:break-before="auto" style:column-width="56.21pt"/>
    </style:style>
    <style:style style:name="co3" style:family="table-column">
      <style:table-column-properties fo:break-before="auto" style:column-width="51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earing_press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Worst</text:p>
          </table:table-cell>
          <table:table-cell table:style-name="ce1" office:value-type="string" calcext:value-type="string">
            <text:p>Vertical</text:p>
          </table:table-cell>
          <table:table-cell office:value-type="string" calcext:value-type="string">
            <text:p>Capac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bination</text:p>
          </table:table-cell>
          <table:table-cell table:style-name="ce1" office:value-type="string" calcext:value-type="string">
            <text:p>load (kN)</text:p>
          </table:table-cell>
          <table:table-cell office:value-type="string" calcext:value-type="string">
            <text:p>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1</text:p>
          </table:table-cell>
          <table:table-cell office:value-type="string" calcext:value-type="string">
            <text:p><text:s/>SLS04_a</text:p>
          </table:table-cell>
          <table:table-cell table:style-name="ce1" table:formula="of:=[.F3]/1000" office:value-type="float" office:value="-356.203177512063" calcext:value-type="float">
            <text:p>-356.20</text:p>
          </table:table-cell>
          <table:table-cell office:value-type="float" office:value="0.329537687900829" calcext:value-type="float">
            <text:p>0.33</text:p>
          </table:table-cell>
          <table:table-cell/>
          <table:table-cell office:value-type="float" office:value="-356203.177512063" calcext:value-type="float">
            <text:p>-356203.177512063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office:value-type="string" calcext:value-type="string">
            <text:p><text:s/>SLS02_a</text:p>
          </table:table-cell>
          <table:table-cell table:style-name="ce1" table:formula="of:=[.F4]/1000" office:value-type="float" office:value="-644.783375789382" calcext:value-type="float">
            <text:p>-644.78</text:p>
          </table:table-cell>
          <table:table-cell office:value-type="float" office:value="0.596514675524837" calcext:value-type="float">
            <text:p>0.60</text:p>
          </table:table-cell>
          <table:table-cell/>
          <table:table-cell office:value-type="float" office:value="-644783.375789382" calcext:value-type="float">
            <text:p>-644783.375789382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office:value-type="string" calcext:value-type="string">
            <text:p><text:s/>SLS02_a</text:p>
          </table:table-cell>
          <table:table-cell table:style-name="ce1" table:formula="of:=[.F5]/1000" office:value-type="float" office:value="-950.919785414999" calcext:value-type="float">
            <text:p>-950.92</text:p>
          </table:table-cell>
          <table:table-cell office:value-type="float" office:value="0.879733610613843" calcext:value-type="float">
            <text:p>0.88</text:p>
          </table:table-cell>
          <table:table-cell/>
          <table:table-cell office:value-type="float" office:value="-950919.785414999" calcext:value-type="float">
            <text:p>-950919.785414999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office:value-type="string" calcext:value-type="string">
            <text:p><text:s/>SLS02_a</text:p>
          </table:table-cell>
          <table:table-cell table:style-name="ce1" table:formula="of:=[.F6]/1000" office:value-type="float" office:value="-881.823494723676" calcext:value-type="float">
            <text:p>-881.82</text:p>
          </table:table-cell>
          <table:table-cell office:value-type="float" office:value="0.815809891471358" calcext:value-type="float">
            <text:p>0.82</text:p>
          </table:table-cell>
          <table:table-cell/>
          <table:table-cell office:value-type="float" office:value="-881823.494723676" calcext:value-type="float">
            <text:p>-881823.494723676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office:value-type="string" calcext:value-type="string">
            <text:p><text:s/>SLS04_b</text:p>
          </table:table-cell>
          <table:table-cell table:style-name="ce1" table:formula="of:=[.F7]/1000" office:value-type="float" office:value="-933.025803604793" calcext:value-type="float">
            <text:p>-933.03</text:p>
          </table:table-cell>
          <table:table-cell office:value-type="float" office:value="0.863179178297261" calcext:value-type="float">
            <text:p>0.86</text:p>
          </table:table-cell>
          <table:table-cell/>
          <table:table-cell office:value-type="float" office:value="-933025.803604793" calcext:value-type="float">
            <text:p>-933025.803604793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office:value-type="string" calcext:value-type="string">
            <text:p><text:s/>SLS02_a</text:p>
          </table:table-cell>
          <table:table-cell table:style-name="ce1" table:formula="of:=[.F8]/1000" office:value-type="float" office:value="-429.53114687972" calcext:value-type="float">
            <text:p>-429.53</text:p>
          </table:table-cell>
          <table:table-cell office:value-type="float" office:value="0.356647981909622" calcext:value-type="float">
            <text:p>0.36</text:p>
          </table:table-cell>
          <table:table-cell/>
          <table:table-cell office:value-type="float" office:value="-429531.14687972" calcext:value-type="float">
            <text:p>-429531.14687972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office:value-type="string" calcext:value-type="string">
            <text:p><text:s/>SLS02_a</text:p>
          </table:table-cell>
          <table:table-cell table:style-name="ce1" table:formula="of:=[.F9]/1000" office:value-type="float" office:value="-670.793896589334" calcext:value-type="float">
            <text:p>-670.79</text:p>
          </table:table-cell>
          <table:table-cell office:value-type="float" office:value="0.556973088526384" calcext:value-type="float">
            <text:p>0.56</text:p>
          </table:table-cell>
          <table:table-cell/>
          <table:table-cell office:value-type="float" office:value="-670793.896589334" calcext:value-type="float">
            <text:p>-670793.896589334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<text:s/>SLS02_a</text:p>
          </table:table-cell>
          <table:table-cell table:style-name="ce1" table:formula="of:=[.F10]/1000" office:value-type="float" office:value="-1030.65459603588" calcext:value-type="float">
            <text:p>-1,030.65</text:p>
          </table:table-cell>
          <table:table-cell office:value-type="float" office:value="0.8557723564224" calcext:value-type="float">
            <text:p>0.86</text:p>
          </table:table-cell>
          <table:table-cell/>
          <table:table-cell office:value-type="float" office:value="-1030654.59603588" calcext:value-type="float">
            <text:p>-1030654.59603588</text:p>
          </table:table-cell>
        </table:table-row>
        <table:table-row table:style-name="ro1">
          <table:table-cell office:value-type="string" calcext:value-type="string">
            <text:p><text:s/>B4</text:p>
          </table:table-cell>
          <table:table-cell office:value-type="string" calcext:value-type="string">
            <text:p><text:s/>SLS02_a</text:p>
          </table:table-cell>
          <table:table-cell table:style-name="ce1" table:formula="of:=[.F11]/1000" office:value-type="float" office:value="-968.243012142857" calcext:value-type="float">
            <text:p>-968.24</text:p>
          </table:table-cell>
          <table:table-cell office:value-type="float" office:value="0.803950816576156" calcext:value-type="float">
            <text:p>0.80</text:p>
          </table:table-cell>
          <table:table-cell/>
          <table:table-cell office:value-type="float" office:value="-968243.012142857" calcext:value-type="float">
            <text:p>-968243.012142857</text:p>
          </table:table-cell>
        </table:table-row>
        <table:table-row table:style-name="ro1">
          <table:table-cell office:value-type="string" calcext:value-type="string">
            <text:p><text:s/>B5</text:p>
          </table:table-cell>
          <table:table-cell office:value-type="string" calcext:value-type="string">
            <text:p><text:s/>SLS04_b</text:p>
          </table:table-cell>
          <table:table-cell table:style-name="ce1" table:formula="of:=[.F12]/1000" office:value-type="float" office:value="-972.316618446985" calcext:value-type="float">
            <text:p>-972.32</text:p>
          </table:table-cell>
          <table:table-cell office:value-type="float" office:value="0.807333210328078" calcext:value-type="float">
            <text:p>0.81</text:p>
          </table:table-cell>
          <table:table-cell/>
          <table:table-cell office:value-type="float" office:value="-972316.618446986" calcext:value-type="float">
            <text:p>-972316.618446986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office:value-type="string" calcext:value-type="string">
            <text:p><text:s/>SLS02_a</text:p>
          </table:table-cell>
          <table:table-cell table:style-name="ce1" table:formula="of:=[.F13]/1000" office:value-type="float" office:value="-1460.67459932403" calcext:value-type="float">
            <text:p>-1,460.67</text:p>
          </table:table-cell>
          <table:table-cell office:value-type="float" office:value="0.992812413888315" calcext:value-type="float">
            <text:p>0.99</text:p>
          </table:table-cell>
          <table:table-cell/>
          <table:table-cell office:value-type="float" office:value="-1460674.59932403" calcext:value-type="float">
            <text:p>-1460674.59932403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office:value-type="string" calcext:value-type="string">
            <text:p><text:s/>SLS02_a</text:p>
          </table:table-cell>
          <table:table-cell table:style-name="ce1" table:formula="of:=[.F14]/1000" office:value-type="float" office:value="-1742.44938209939" calcext:value-type="float">
            <text:p>-1,742.45</text:p>
          </table:table-cell>
          <table:table-cell office:value-type="float" office:value="0.98731744335835" calcext:value-type="float">
            <text:p>0.99</text:p>
          </table:table-cell>
          <table:table-cell/>
          <table:table-cell office:value-type="float" office:value="-1742449.38209939" calcext:value-type="float">
            <text:p>-1742449.38209939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office:value-type="string" calcext:value-type="string">
            <text:p><text:s/>SLS02_a</text:p>
          </table:table-cell>
          <table:table-cell table:style-name="ce1" table:formula="of:=[.F15]/1000" office:value-type="float" office:value="-1750.30872105841" calcext:value-type="float">
            <text:p>-1,750.31</text:p>
          </table:table-cell>
          <table:table-cell office:value-type="float" office:value="0.991770750597703" calcext:value-type="float">
            <text:p>0.99</text:p>
          </table:table-cell>
          <table:table-cell/>
          <table:table-cell office:value-type="float" office:value="-1750308.72105841" calcext:value-type="float">
            <text:p>-1750308.72105841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office:value-type="string" calcext:value-type="string">
            <text:p><text:s/>SLS02_a</text:p>
          </table:table-cell>
          <table:table-cell table:style-name="ce1" table:formula="of:=[.F16]/1000" office:value-type="float" office:value="-1751.62492859094" calcext:value-type="float">
            <text:p>-1,751.62</text:p>
          </table:table-cell>
          <table:table-cell office:value-type="float" office:value="0.992516548248585" calcext:value-type="float">
            <text:p>0.99</text:p>
          </table:table-cell>
          <table:table-cell/>
          <table:table-cell office:value-type="float" office:value="-1751624.92859094" calcext:value-type="float">
            <text:p>-1751624.92859094</text:p>
          </table:table-cell>
        </table:table-row>
        <table:table-row table:style-name="ro1">
          <table:table-cell office:value-type="string" calcext:value-type="string">
            <text:p><text:s/>C5</text:p>
          </table:table-cell>
          <table:table-cell office:value-type="string" calcext:value-type="string">
            <text:p><text:s/>SLS02_a</text:p>
          </table:table-cell>
          <table:table-cell table:style-name="ce1" table:formula="of:=[.F17]/1000" office:value-type="float" office:value="-1660.02290250694" calcext:value-type="float">
            <text:p>-1,660.02</text:p>
          </table:table-cell>
          <table:table-cell office:value-type="float" office:value="0.940612441805769" calcext:value-type="float">
            <text:p>0.94</text:p>
          </table:table-cell>
          <table:table-cell/>
          <table:table-cell office:value-type="float" office:value="-1660022.90250694" calcext:value-type="float">
            <text:p>-1660022.90250694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office:value-type="string" calcext:value-type="string">
            <text:p><text:s/>SLS02_a</text:p>
          </table:table-cell>
          <table:table-cell table:style-name="ce1" table:formula="of:=[.F18]/1000" office:value-type="float" office:value="-1648.11518761229" calcext:value-type="float">
            <text:p>-1,648.12</text:p>
          </table:table-cell>
          <table:table-cell office:value-type="float" office:value="1.02069153042217" calcext:value-type="float">
            <text:p>1.02</text:p>
          </table:table-cell>
          <table:table-cell/>
          <table:table-cell office:value-type="float" office:value="-1648115.18761229" calcext:value-type="float">
            <text:p>-1648115.18761229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office:value-type="string" calcext:value-type="string">
            <text:p><text:s/>SLS04_a</text:p>
          </table:table-cell>
          <table:table-cell table:style-name="ce1" table:formula="of:=[.F19]/1000" office:value-type="float" office:value="-1950.0109858643" calcext:value-type="float">
            <text:p>-1,950.01</text:p>
          </table:table-cell>
          <table:table-cell office:value-type="float" office:value="1.0147682857157" calcext:value-type="float">
            <text:p>1.01</text:p>
          </table:table-cell>
          <table:table-cell/>
          <table:table-cell office:value-type="float" office:value="-1950010.9858643" calcext:value-type="float">
            <text:p>-1950010.9858643</text:p>
          </table:table-cell>
        </table:table-row>
        <table:table-row table:style-name="ro1">
          <table:table-cell office:value-type="string" calcext:value-type="string">
            <text:p><text:s/>D3</text:p>
          </table:table-cell>
          <table:table-cell office:value-type="string" calcext:value-type="string">
            <text:p><text:s/>SLS04_a</text:p>
          </table:table-cell>
          <table:table-cell table:style-name="ce1" table:formula="of:=[.F20]/1000" office:value-type="float" office:value="-1959.11554635968" calcext:value-type="float">
            <text:p>-1,959.12</text:p>
          </table:table-cell>
          <table:table-cell office:value-type="float" office:value="1.01950621761099" calcext:value-type="float">
            <text:p>1.02</text:p>
          </table:table-cell>
          <table:table-cell/>
          <table:table-cell office:value-type="float" office:value="-1959115.54635968" calcext:value-type="float">
            <text:p>-1959115.54635968</text:p>
          </table:table-cell>
        </table:table-row>
        <table:table-row table:style-name="ro1">
          <table:table-cell office:value-type="string" calcext:value-type="string">
            <text:p><text:s/>D4</text:p>
          </table:table-cell>
          <table:table-cell office:value-type="string" calcext:value-type="string">
            <text:p><text:s/>SLS04_a</text:p>
          </table:table-cell>
          <table:table-cell table:style-name="ce1" table:formula="of:=[.F21]/1000" office:value-type="float" office:value="-1960.13700407632" calcext:value-type="float">
            <text:p>-1,960.14</text:p>
          </table:table-cell>
          <table:table-cell office:value-type="float" office:value="1.02003777507583" calcext:value-type="float">
            <text:p>1.02</text:p>
          </table:table-cell>
          <table:table-cell/>
          <table:table-cell office:value-type="float" office:value="-1960137.00407632" calcext:value-type="float">
            <text:p>-1960137.00407632</text:p>
          </table:table-cell>
        </table:table-row>
        <table:table-row table:style-name="ro1">
          <table:table-cell office:value-type="string" calcext:value-type="string">
            <text:p><text:s/>D5</text:p>
          </table:table-cell>
          <table:table-cell office:value-type="string" calcext:value-type="string">
            <text:p><text:s/>SLS04_a</text:p>
          </table:table-cell>
          <table:table-cell table:style-name="ce1" table:formula="of:=[.F22]/1000" office:value-type="float" office:value="-1838.68719405608" calcext:value-type="float">
            <text:p>-1,838.69</text:p>
          </table:table-cell>
          <table:table-cell office:value-type="float" office:value="0.956836379592349" calcext:value-type="float">
            <text:p>0.96</text:p>
          </table:table-cell>
          <table:table-cell/>
          <table:table-cell office:value-type="float" office:value="-1838687.19405608" calcext:value-type="float">
            <text:p>-1838687.19405608</text:p>
          </table:table-cell>
        </table:table-row>
        <table:table-row table:style-name="ro1">
          <table:table-cell office:value-type="string" calcext:value-type="string">
            <text:p><text:s/>F1</text:p>
          </table:table-cell>
          <table:table-cell office:value-type="string" calcext:value-type="string">
            <text:p><text:s/>SLS02_a</text:p>
          </table:table-cell>
          <table:table-cell table:style-name="ce1" table:formula="of:=[.F23]/1000" office:value-type="float" office:value="-1090.87504347262" calcext:value-type="float">
            <text:p>-1,090.88</text:p>
          </table:table-cell>
          <table:table-cell office:value-type="float" office:value="0.817461534514335" calcext:value-type="float">
            <text:p>0.82</text:p>
          </table:table-cell>
          <table:table-cell/>
          <table:table-cell office:value-type="float" office:value="-1090875.04347262" calcext:value-type="float">
            <text:p>-1090875.04347262</text:p>
          </table:table-cell>
        </table:table-row>
        <table:table-row table:style-name="ro1">
          <table:table-cell office:value-type="string" calcext:value-type="string">
            <text:p><text:s/>F2</text:p>
          </table:table-cell>
          <table:table-cell office:value-type="string" calcext:value-type="string">
            <text:p><text:s/>SLS02_a</text:p>
          </table:table-cell>
          <table:table-cell table:style-name="ce1" table:formula="of:=[.F24]/1000" office:value-type="float" office:value="-997.316986748519" calcext:value-type="float">
            <text:p>-997.32</text:p>
          </table:table-cell>
          <table:table-cell office:value-type="float" office:value="0.747352576505358" calcext:value-type="float">
            <text:p>0.75</text:p>
          </table:table-cell>
          <table:table-cell/>
          <table:table-cell office:value-type="float" office:value="-997316.986748519" calcext:value-type="float">
            <text:p>-997316.986748519</text:p>
          </table:table-cell>
        </table:table-row>
        <table:table-row table:style-name="ro1">
          <table:table-cell office:value-type="string" calcext:value-type="string">
            <text:p><text:s/>F3</text:p>
          </table:table-cell>
          <table:table-cell office:value-type="string" calcext:value-type="string">
            <text:p><text:s/>SLS02_a</text:p>
          </table:table-cell>
          <table:table-cell table:style-name="ce1" table:formula="of:=[.F25]/1000" office:value-type="float" office:value="-1011.86620243065" calcext:value-type="float">
            <text:p>-1,011.87</text:p>
          </table:table-cell>
          <table:table-cell office:value-type="float" office:value="0.758255222274608" calcext:value-type="float">
            <text:p>0.76</text:p>
          </table:table-cell>
          <table:table-cell/>
          <table:table-cell office:value-type="float" office:value="-1011866.20243065" calcext:value-type="float">
            <text:p>-1011866.20243065</text:p>
          </table:table-cell>
        </table:table-row>
        <table:table-row table:style-name="ro1">
          <table:table-cell office:value-type="string" calcext:value-type="string">
            <text:p><text:s/>F4</text:p>
          </table:table-cell>
          <table:table-cell office:value-type="string" calcext:value-type="string">
            <text:p><text:s/>SLS02_a</text:p>
          </table:table-cell>
          <table:table-cell table:style-name="ce1" table:formula="of:=[.F26]/1000" office:value-type="float" office:value="-1005.30464520423" calcext:value-type="float">
            <text:p>-1,005.30</text:p>
          </table:table-cell>
          <table:table-cell office:value-type="float" office:value="0.753338233228788" calcext:value-type="float">
            <text:p>0.75</text:p>
          </table:table-cell>
          <table:table-cell/>
          <table:table-cell office:value-type="float" office:value="-1005304.64520423" calcext:value-type="float">
            <text:p>-1005304.64520423</text:p>
          </table:table-cell>
        </table:table-row>
        <table:table-row table:style-name="ro1">
          <table:table-cell office:value-type="string" calcext:value-type="string">
            <text:p><text:s/>F5</text:p>
          </table:table-cell>
          <table:table-cell office:value-type="string" calcext:value-type="string">
            <text:p><text:s/>SLS04_b</text:p>
          </table:table-cell>
          <table:table-cell table:style-name="ce1" table:formula="of:=[.F27]/1000" office:value-type="float" office:value="-741.902470344851" calcext:value-type="float">
            <text:p>-741.90</text:p>
          </table:table-cell>
          <table:table-cell office:value-type="float" office:value="0.555954355631292" calcext:value-type="float">
            <text:p>0.56</text:p>
          </table:table-cell>
          <table:table-cell/>
          <table:table-cell office:value-type="float" office:value="-741902.470344851" calcext:value-type="float">
            <text:p>-741902.470344851</text:p>
          </table:table-cell>
        </table:table-row>
        <table:table-row table:style-name="ro1">
          <table:table-cell office:value-type="string" calcext:value-type="string">
            <text:p><text:s/>G1</text:p>
          </table:table-cell>
          <table:table-cell office:value-type="string" calcext:value-type="string">
            <text:p><text:s/>SLS02_a</text:p>
          </table:table-cell>
          <table:table-cell table:style-name="ce1" table:formula="of:=[.F28]/1000" office:value-type="float" office:value="-1496.86296639827" calcext:value-type="float">
            <text:p>-1,496.86</text:p>
          </table:table-cell>
          <table:table-cell office:value-type="float" office:value="0.927019763842345" calcext:value-type="float">
            <text:p>0.93</text:p>
          </table:table-cell>
          <table:table-cell/>
          <table:table-cell office:value-type="float" office:value="-1496862.96639827" calcext:value-type="float">
            <text:p>-1496862.96639827</text:p>
          </table:table-cell>
        </table:table-row>
        <table:table-row table:style-name="ro1">
          <table:table-cell office:value-type="string" calcext:value-type="string">
            <text:p><text:s/>G2</text:p>
          </table:table-cell>
          <table:table-cell office:value-type="string" calcext:value-type="string">
            <text:p><text:s/>SLS02_a</text:p>
          </table:table-cell>
          <table:table-cell table:style-name="ce1" table:formula="of:=[.F29]/1000" office:value-type="float" office:value="-1256.05544218362" calcext:value-type="float">
            <text:p>-1,256.06</text:p>
          </table:table-cell>
          <table:table-cell office:value-type="float" office:value="0.777885648535809" calcext:value-type="float">
            <text:p>0.78</text:p>
          </table:table-cell>
          <table:table-cell/>
          <table:table-cell office:value-type="float" office:value="-1256055.44218362" calcext:value-type="float">
            <text:p>-1256055.44218362</text:p>
          </table:table-cell>
        </table:table-row>
        <table:table-row table:style-name="ro1">
          <table:table-cell office:value-type="string" calcext:value-type="string">
            <text:p><text:s/>G3</text:p>
          </table:table-cell>
          <table:table-cell office:value-type="string" calcext:value-type="string">
            <text:p><text:s/>SLS02_a</text:p>
          </table:table-cell>
          <table:table-cell table:style-name="ce1" table:formula="of:=[.F30]/1000" office:value-type="float" office:value="-1227.93908701163" calcext:value-type="float">
            <text:p>-1,227.94</text:p>
          </table:table-cell>
          <table:table-cell office:value-type="float" office:value="0.760472954443737" calcext:value-type="float">
            <text:p>0.76</text:p>
          </table:table-cell>
          <table:table-cell/>
          <table:table-cell office:value-type="float" office:value="-1227939.08701163" calcext:value-type="float">
            <text:p>-1227939.08701163</text:p>
          </table:table-cell>
        </table:table-row>
        <table:table-row table:style-name="ro1">
          <table:table-cell office:value-type="string" calcext:value-type="string">
            <text:p><text:s/>G4</text:p>
          </table:table-cell>
          <table:table-cell office:value-type="string" calcext:value-type="string">
            <text:p><text:s/>SLS02_a</text:p>
          </table:table-cell>
          <table:table-cell table:style-name="ce1" table:formula="of:=[.F31]/1000" office:value-type="float" office:value="-1137.75124666423" calcext:value-type="float">
            <text:p>-1,137.75</text:p>
          </table:table-cell>
          <table:table-cell office:value-type="float" office:value="0.704618870043829" calcext:value-type="float">
            <text:p>0.70</text:p>
          </table:table-cell>
          <table:table-cell/>
          <table:table-cell office:value-type="float" office:value="-1137751.24666422" calcext:value-type="float">
            <text:p>-1137751.24666422</text:p>
          </table:table-cell>
        </table:table-row>
        <table:table-row table:style-name="ro1">
          <table:table-cell office:value-type="string" calcext:value-type="string">
            <text:p><text:s/>G5</text:p>
          </table:table-cell>
          <table:table-cell office:value-type="string" calcext:value-type="string">
            <text:p><text:s/>SLS04_b</text:p>
          </table:table-cell>
          <table:table-cell table:style-name="ce1" table:formula="of:=[.F32]/1000" office:value-type="float" office:value="-1167.26233537698" calcext:value-type="float">
            <text:p>-1,167.26</text:p>
          </table:table-cell>
          <table:table-cell office:value-type="float" office:value="0.722895334291623" calcext:value-type="float">
            <text:p>0.72</text:p>
          </table:table-cell>
          <table:table-cell/>
          <table:table-cell office:value-type="float" office:value="-1167262.33537698" calcext:value-type="float">
            <text:p>-1167262.33537698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earing_pressures.A3:bearing_pressures.F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8T20:11:31.036969008</dc:date>
    <meta:editing-duration>PT21M56S</meta:editing-duration>
    <meta:editing-cycles>3</meta:editing-cycles>
    <meta:generator>LibreOffice/6.0.7.3$Linux_X86_64 LibreOffice_project/00m0$Build-3</meta:generator>
    <meta:document-statistic meta:table-count="1" meta:cell-count="157" meta:object-count="0"/>
  </office:meta>
</office:document-meta>
</file>